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erschrift</text:h>
      <text:p text:style-name="Standard"/>
      <text:list xml:id="list312460238" text:style-name="L1">
        <text:list-item>
          <text:p text:style-name="P1">Aufzáhlung</text:p>
        </text:list-item>
        <text:list-item>
          <text:p text:style-name="P1">Aufzáhlung</text:p>
        </text:list-item>
        <text:list-item>
          <text:p text:style-name="P1">Aufzáhlung</text:p>
        </text:list-item>
        <text:list-item>
          <text:p text:style-name="P1">Aufzáhlung</text:p>
        </text:list-item>
      </text:list>
      <text:p text:style-name="Standard"/>
      <text:p text:style-name="Standard">sadklgnsdgbsd</text:p>
      <text:p text:style-name="Standard"/>
      <text:p text:style-name="Standard">dssdg</text:p>
      <text:p text:style-name="Standard">a</text:p>
      <text:h text:style-name="Heading_20_1" text:outline-level="1">sg</text:h>
      <text:p text:style-name="Standard"/>
      <text:p text:style-name="Standard">sd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08:43</meta:creation-date>
    <dc:date>2014-10-27T12:09:37</dc:date>
    <meta:editing-duration>P0D</meta:editing-duration>
    <meta:editing-cycles>1</meta:editing-cycles>
    <meta:document-statistic meta:table-count="0" meta:image-count="0" meta:object-count="0" meta:page-count="1" meta:paragraph-count="10" meta:word-count="10" meta:character-count="75" meta:non-whitespace-character-count="75"/>
    <meta:generator>LibreOffice/3.5$Linux_x86 LibreOffice_project/350m1$Build-2</meta:generator>
  </office:meta>
</office:document-meta>
</file>